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JANDRIA REYES, S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EJANDRIA REYES, SAU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0567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RRILLO REYES, DAVID</text:p>
          </table:table-cell>
          <table:covered-table-cell/>
          <table:covered-table-cell/>
          <table:table-cell table:style-name="Tabla1.E3" table:number-columns-spanned="2" office:value-type="string">
            <text:p text:style-name="P7">DNI:6050522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04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